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0" table:number-rows-repeated="64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6">0000/00/00</text:date>, <text:time style:data-style-name="N2" text:time-value="22:27:14.1677923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6T22:28:02.801752151</dc:date>
    <meta:creation-date>2014-12-14T08:12:00Z</meta:creation-date>
    <meta:editing-cycles>379</meta:editing-cycles>
    <meta:editing-duration>PT19H41M37S</meta:editing-duration>
    <meta:generator>LibreOffice/5.1.6.2$Linux_X86_64 LibreOffice_project/10m0$Build-2</meta:generator>
    <meta:document-statistic meta:table-count="6" meta:cell-count="1147" meta:object-count="0"/>
  </office:meta>
</office:document-meta>
</file>